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8608" calcext:value-type="float">
            <text:p>94.0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0592" calcext:value-type="float">
            <text:p>93.8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1784" calcext:value-type="float">
            <text:p>93.5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6608" calcext:value-type="float">
            <text:p>93.2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9576" calcext:value-type="float">
            <text:p>92.6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628" calcext:value-type="float">
            <text:p>92.1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86" calcext:value-type="float">
            <text:p>91.6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3632" calcext:value-type="float">
            <text:p>91.5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8352" calcext:value-type="float">
            <text:p>91.2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1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5624" calcext:value-type="float">
            <text:p>86.1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8552" calcext:value-type="float">
            <text:p>85.1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3232" calcext:value-type="float">
            <text:p>84.5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3136" calcext:value-type="float">
            <text:p>83.0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9128" calcext:value-type="float">
            <text:p>82.9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5952" calcext:value-type="float">
            <text:p>83.4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108" calcext:value-type="float">
            <text:p>81.0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5944" calcext:value-type="float">
            <text:p>81.0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1984" calcext:value-type="float">
            <text:p>79.8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5728" calcext:value-type="float">
            <text:p>78.5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0056" calcext:value-type="float">
            <text:p>77.4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5392" calcext:value-type="float">
            <text:p>75.1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8952" calcext:value-type="float">
            <text:p>73.1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8304" calcext:value-type="float">
            <text:p>73.2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8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1384" calcext:value-type="float">
            <text:p>71.2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8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6664" calcext:value-type="float">
            <text:p>67.7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7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8616" calcext:value-type="float">
            <text:p>62.0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7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7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6432" calcext:value-type="float">
            <text:p>52.9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0176" calcext:value-type="float">
            <text:p>51.7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6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403</text:p>
          </table:table-cell>
          <table:table-cell office:value-type="string" calcext:value-type="string">
            <text:p>Sydro Farms, Inc.</text:p>
          </table:table-cell>
          <table:table-cell office:value-type="string" calcext:value-type="string">
            <text:p>196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